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hina dos att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rtbleed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m werner resig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thub launch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ogle code moves to gith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rosoft code moves to gith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thubarchive launch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thub data challeng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thub data challeng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tup invest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te house goes on gith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bc on gith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v.uk on github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</meta:initial-creator>
    <meta:creation-date>2015-12-04T14:53:11.131192505</meta:creation-date>
    <dc:date>2015-12-04T14:59:19.872235119</dc:date>
    <dc:creator>adrian </dc:creator>
    <meta:editing-duration>PT6M7S</meta:editing-duration>
    <meta:editing-cycles>3</meta:editing-cycles>
    <meta:generator>LibreOffice/4.4.2.2$Linux_X86_64 LibreOffice_project/40m0$Build-2</meta:generator>
    <meta:document-statistic meta:table-count="1" meta:cell-count="17" meta:object-count="0"/>
  </office:meta>
</office:document-meta>
</file>